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Ubuntu" svg:font-family="Ubuntu, Arial, 'libra sans'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3fb0" officeooo:paragraph-rsid="00173fb0"/>
    </style:style>
    <style:style style:name="P2" style:family="paragraph" style:parent-style-name="Text_20_body">
      <style:text-properties fo:font-variant="normal" fo:text-transform="none" fo:color="#111111" style:font-name="Ubuntu" fo:font-size="11.25pt" fo:letter-spacing="normal" fo:font-style="normal" fo:font-weight="normal" officeooo:rsid="00173fb0" officeooo:paragraph-rsid="00173fb0"/>
    </style:style>
    <style:style style:name="P3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11111" style:font-name="inherit" fo:font-size="11.25pt" fo:letter-spacing="normal" fo:font-style="normal" fo:font-weight="normal"/>
    </style:style>
    <style:style style:name="P4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5" style:family="paragraph" style:parent-style-name="Preformatted_20_Text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6" style:family="paragraph" style:parent-style-name="Preformatted_20_Text" style:list-style-name="L1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T1" style:family="text">
      <style:text-properties fo:font-variant="normal" fo:text-transform="none" fo:color="#111111" style:font-name="Consolas" fo:font-size="9.75pt" fo:letter-spacing="normal" fo:font-style="normal" fo:font-weight="normal" fo:background-color="#eff0f1" loext:char-shading-value="0" loext:padding="0cm" loext:border="none"/>
    </style:style>
    <style:style style:name="T2" style:family="text">
      <style:text-properties fo:font-variant="normal" fo:text-transform="none" fo:color="#111111" style:font-name="inherit" fo:font-size="11.25pt" fo:letter-spacing="normal" fo:font-style="normal" fo:font-weight="normal"/>
    </style:style>
    <style:style style:name="T3" style:family="text">
      <style:text-properties fo:font-variant="normal" fo:text-transform="none" fo:color="#111111" style:font-name="inherit" fo:font-size="11.25pt" fo:letter-spacing="normal" fo:font-style="normal" fo:font-weight="bold" loext:padding="0cm" loext:border="none"/>
    </style:style>
    <text:list-style style:name="L1">
      <text:list-level-style-number text:level="1" text:style-name="Numbering_20_Symbols" style:num-suffix="." style:num-format="1">
        <style:list-level-properties text:space-before="0.794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ke shortcut to open exe (sh) in ubuntu</text:p>
      <text:p text:style-name="P1"><text:a xlink:type="simple" xlink:href="https://askubuntu.com/questions/713401/create-a-desktop-shortcut-icon-for-studio-sh" text:style-name="Internet_20_link" text:visited-style-name="Visited_20_Internet_20_Link">https://askubuntu.com/questions/713401/create-a-desktop-shortcut-icon-for-studio-sh</text:a></text:p>
      <text:p text:style-name="P1"/>
      <text:p text:style-name="P2">o create a desktop file do this:</text:p>
      <text:list xml:id="list7010123727783868797" text:style-name="L1">
        <text:list-item>
          <text:p text:style-name="P3">Open Gedit.</text:p>
        </text:list-item>
        <text:list-item>
          <text:p text:style-name="P3">Paste the following into the file, editing the relevant parts:</text:p>
          <text:p text:style-name="P5"><text:span text:style-name="Source_20_Text"><text:span text:style-name="T1">[Desktop Entry]</text:span></text:span></text:p>
          <text:p text:style-name="P6"><text:span text:style-name="Source_20_Text"><text:span text:style-name="T1">Version=1.0</text:span></text:span></text:p>
          <text:p text:style-name="P6"><text:span text:style-name="Source_20_Text"><text:span text:style-name="T1">Type=Application</text:span></text:span></text:p>
          <text:p text:style-name="P6"><text:span text:style-name="Source_20_Text"><text:span text:style-name="T1">Terminal=false</text:span></text:span></text:p>
          <text:p text:style-name="P6"><text:span text:style-name="Source_20_Text"><text:span text:style-name="T1">Icon=someicon</text:span></text:span></text:p>
          <text:p text:style-name="P6"><text:span text:style-name="Source_20_Text"><text:span text:style-name="T1">Exec=sh /path/to/studio.sh</text:span></text:span></text:p>
          <text:p text:style-name="P6"><text:span text:style-name="Source_20_Text"><text:span text:style-name="T1">Name=Android Studio</text:span></text:span></text:p>
        </text:list-item>
        <text:list-item>
          <text:p text:style-name="P4"><text:span text:style-name="T2">Now, save this file as </text:span><text:span text:style-name="Strong_20_Emphasis"><text:span text:style-name="T3">somename.desktop</text:span></text:span><text:span text:style-name="T2">, to your desktop.</text:span></text:p>
        </text:list-item>
        <text:list-item>
          <text:p text:style-name="P3">Next, you need to make this file executable by typing the command:</text:p>
          <text:p text:style-name="P5"><text:span text:style-name="Source_20_Text"><text:span text:style-name="T1">cd ~/Desktop &amp;&amp; chmod a+x somename.desktop</text:span>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Ubuntu" svg:font-family="Ubuntu, Arial, 'libra sans'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0:53:40.819671665</meta:creation-date>
    <dc:date>2017-10-17T10:54:35.227487352</dc:date>
    <meta:editing-duration>PT54S</meta:editing-duration>
    <meta:editing-cycles>1</meta:editing-cycles>
    <meta:document-statistic meta:table-count="0" meta:image-count="0" meta:object-count="0" meta:page-count="1" meta:paragraph-count="15" meta:word-count="69" meta:character-count="515" meta:non-whitespace-character-count="465"/>
    <meta:generator>LibreOffice/5.1.6.2$Linux_X86_64 LibreOffice_project/10m0$Build-2</meta:generator>
  </office:meta>
</office:document-meta>
</file>